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1">
      <style:paragraph-properties fo:text-align="start" style:justify-single-word="false"/>
      <style:text-properties style:font-name="SFRM1095" fo:font-size="11pt" officeooo:rsid="0002339b" officeooo:paragraph-rsid="000ba55b" style:font-size-asian="11pt"/>
    </style:style>
    <style:style style:name="P2" style:family="paragraph" style:parent-style-name="Standard" style:list-style-name="L9">
      <style:paragraph-properties fo:text-align="start" style:justify-single-word="false"/>
      <style:text-properties officeooo:rsid="0000d113" officeooo:paragraph-rsid="000ba55b"/>
    </style:style>
    <style:style style:name="P3" style:family="paragraph" style:parent-style-name="Standard">
      <style:paragraph-properties fo:text-align="start" style:justify-single-word="false"/>
      <style:text-properties officeooo:rsid="0000d113" officeooo:paragraph-rsid="000ba55b"/>
    </style:style>
    <style:style style:name="P4" style:family="paragraph" style:parent-style-name="Standard" style:list-style-name="L6">
      <style:paragraph-properties fo:text-align="start" style:justify-single-word="false"/>
      <style:text-properties officeooo:paragraph-rsid="000ba55b"/>
    </style:style>
    <style:style style:name="P5" style:family="paragraph" style:parent-style-name="Standard" style:list-style-name="L9">
      <style:paragraph-properties fo:text-align="start" style:justify-single-word="false"/>
      <style:text-properties officeooo:paragraph-rsid="000ba55b"/>
    </style:style>
    <style:style style:name="P6" style:family="paragraph" style:parent-style-name="Standard">
      <style:paragraph-properties fo:text-align="start" style:justify-single-word="false"/>
      <style:text-properties officeooo:paragraph-rsid="000ba55b"/>
    </style:style>
    <style:style style:name="P7" style:family="paragraph" style:parent-style-name="Standard">
      <style:paragraph-properties fo:text-align="start" style:justify-single-word="false"/>
      <style:text-properties officeooo:paragraph-rsid="0010a387"/>
    </style:style>
    <style:style style:name="P8" style:family="paragraph" style:parent-style-name="Standard" style:list-style-name="L12">
      <style:paragraph-properties fo:text-align="start" style:justify-single-word="false"/>
      <style:text-properties officeooo:paragraph-rsid="000f4b48"/>
    </style:style>
    <style:style style:name="P9" style:family="paragraph" style:parent-style-name="Standard" style:list-style-name="L9">
      <style:paragraph-properties fo:text-align="start" style:justify-single-word="false"/>
      <style:text-properties officeooo:rsid="0001ec57" officeooo:paragraph-rsid="000ba55b"/>
    </style:style>
    <style:style style:name="P10" style:family="paragraph" style:parent-style-name="Standard" style:list-style-name="L9">
      <style:paragraph-properties fo:text-align="start" style:justify-single-word="false"/>
      <style:text-properties officeooo:rsid="0000d3fd" officeooo:paragraph-rsid="000ba55b"/>
    </style:style>
    <style:style style:name="P11" style:family="paragraph" style:parent-style-name="Standard" style:list-style-name="L9">
      <style:paragraph-properties fo:text-align="start" style:justify-single-word="false"/>
      <style:text-properties officeooo:rsid="0000f6c7" officeooo:paragraph-rsid="000ba55b"/>
    </style:style>
    <style:style style:name="P12" style:family="paragraph" style:parent-style-name="Standard" style:list-style-name="L9">
      <style:paragraph-properties fo:text-align="start" style:justify-single-word="false"/>
      <style:text-properties officeooo:rsid="0001e3cb" officeooo:paragraph-rsid="000ba55b"/>
    </style:style>
    <style:style style:name="P13" style:family="paragraph" style:parent-style-name="Standard">
      <style:paragraph-properties fo:text-align="start" style:justify-single-word="false"/>
      <style:text-properties officeooo:rsid="0001e3cb" officeooo:paragraph-rsid="000ba55b"/>
    </style:style>
    <style:style style:name="P14" style:family="paragraph" style:parent-style-name="Standard">
      <style:paragraph-properties fo:text-align="start" style:justify-single-word="false"/>
      <style:text-properties officeooo:rsid="0009fb17" officeooo:paragraph-rsid="000ba55b"/>
    </style:style>
    <style:style style:name="P15" style:family="paragraph" style:parent-style-name="Standard" style:list-style-name="L9">
      <style:paragraph-properties fo:text-align="start" style:justify-single-word="false"/>
      <style:text-properties officeooo:rsid="000c1dac" officeooo:paragraph-rsid="000ba55b"/>
    </style:style>
    <style:style style:name="P16" style:family="paragraph" style:parent-style-name="Standard">
      <style:text-properties officeooo:paragraph-rsid="000ba55b"/>
    </style:style>
    <style:style style:name="T1" style:family="text">
      <style:text-properties style:font-name="SFRM1095" fo:font-size="11pt" style:font-size-asian="11pt"/>
    </style:style>
    <style:style style:name="T2" style:family="text">
      <style:text-properties style:font-name="SFRM1095" fo:font-size="11pt" officeooo:rsid="0000f6c7" style:font-size-asian="11pt"/>
    </style:style>
    <style:style style:name="T3" style:family="text">
      <style:text-properties style:font-name="SFRM1095" fo:font-size="11pt" officeooo:rsid="0001e3cb" style:font-size-asian="11pt"/>
    </style:style>
    <style:style style:name="T4" style:family="text">
      <style:text-properties style:font-name="SFRM1095" fo:font-size="11pt" officeooo:rsid="0001ec57" style:font-size-asian="11pt"/>
    </style:style>
    <style:style style:name="T5" style:family="text">
      <style:text-properties style:font-name="SFRM1095" fo:font-size="11pt" officeooo:rsid="0000d113" style:font-size-asian="11pt"/>
    </style:style>
    <style:style style:name="T6" style:family="text">
      <style:text-properties style:font-name="SFRM1095" fo:font-size="11pt" officeooo:rsid="0004147f" style:font-size-asian="11pt"/>
    </style:style>
    <style:style style:name="T7" style:family="text">
      <style:text-properties style:font-name="SFRM1095" fo:font-size="11pt" officeooo:rsid="0004732e" style:font-size-asian="11pt"/>
    </style:style>
    <style:style style:name="T8" style:family="text">
      <style:text-properties style:font-name="SFRM1095" fo:font-size="11pt" officeooo:rsid="0004ed0a" style:font-size-asian="11pt"/>
    </style:style>
    <style:style style:name="T9" style:family="text">
      <style:text-properties style:font-name="SFRM1095" fo:font-size="11pt" officeooo:rsid="00080ec1" style:font-size-asian="11pt"/>
    </style:style>
    <style:style style:name="T10" style:family="text">
      <style:text-properties style:font-name="SFRM1095" fo:font-size="11pt" officeooo:rsid="00085feb" style:font-size-asian="11pt"/>
    </style:style>
    <style:style style:name="T11" style:family="text">
      <style:text-properties style:font-name="SFRM1095" fo:font-size="11pt" officeooo:rsid="0009fb17" style:font-size-asian="11pt"/>
    </style:style>
    <style:style style:name="T12" style:family="text">
      <style:text-properties style:font-name="SFRM1095" fo:font-size="11pt" officeooo:rsid="000a7f36" style:font-size-asian="11pt"/>
    </style:style>
    <style:style style:name="T13" style:family="text">
      <style:text-properties style:font-name="SFRM1095" fo:font-size="11pt" officeooo:rsid="000c1dac" style:font-size-asian="11pt"/>
    </style:style>
    <style:style style:name="T14" style:family="text">
      <style:text-properties style:font-name="SFRM1095" fo:font-size="11pt" officeooo:rsid="000c658d" style:font-size-asian="11pt"/>
    </style:style>
    <style:style style:name="T15" style:family="text">
      <style:text-properties style:font-name="SFRM1095" fo:font-size="11pt" officeooo:rsid="000f4b48" style:font-size-asian="11pt"/>
    </style:style>
    <style:style style:name="T16" style:family="text">
      <style:text-properties fo:color="#000000" style:font-name="SFRM1095" fo:font-size="11pt" fo:font-weight="normal" officeooo:rsid="0000f6c7" fo:background-color="#f7f7f7" loext:char-shading-value="0" style:font-size-asian="11pt"/>
    </style:style>
    <style:style style:name="T17" style:family="text">
      <style:text-properties officeooo:rsid="000f4b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ext answers for task 2 (VAE)</text:span></text:p>
      <text:p text:style-name="P6"><text:span text:style-name="T1"/></text:p>
      <text:p text:style-name="P6"><text:span text:style-name="T1">1. Load the dataset and display some examples. Use a subset, if you run into memory issues.</text:span></text:p>
      <text:list xml:id="list2266953591" text:style-name="L6">
        <text:list-item>
          <text:p text:style-name="P4"><text:span text:style-name="T11">See</text:span><text:span text:style-name="T5"> Notebook</text:span></text:p>
        </text:list-item>
      </text:list>
      <text:p text:style-name="P3"><text:span text:style-name="T1"/></text:p>
      <text:p text:style-name="P6"><text:span text:style-name="T1">2. Implement an encoder and decoder and combine them to form a VAE (see also Exercise</text:span></text:p>
      <text:p text:style-name="P6"><text:span text:style-name="T1">Week 6).</text:span></text:p>
      <text:p text:style-name="P6"><text:span text:style-name="T1">• Briefly explain your design choices, including the chosen number of latent dimensions.</text:span></text:p>
      <text:p text:style-name="P6"><text:span text:style-name="T1"/></text:p>
      <text:p text:style-name="P3"><text:span text:style-name="T1">Design Choices</text:span></text:p>
      <text:list xml:id="list2261530513" text:style-name="L9">
        <text:list-item>
          <text:p text:style-name="P2"><text:span text:style-name="T1">Normalization</text:span></text:p>
          <text:list>
            <text:list-item>
              <text:p text:style-name="P2"><text:span text:style-name="T1">CIFAR-10 images have 3 channels and a size of 32x32 pixels each. To lower the computational cost for the network, we decided to normalize the pixel values to range [-</text:span><text:span text:style-name="T12">1</text:span><text:span text:style-name="T1">, 1] using transforms.Normalize.</text:span></text:p>
            </text:list-item>
          </text:list>
        </text:list-item>
        <text:list-item>
          <text:p text:style-name="P2"><text:span text:style-name="T1">Encoder Design</text:span></text:p>
          <text:list>
            <text:list-item>
              <text:p text:style-name="P2"><text:span text:style-name="T1">The input shape fits the CIFAR-10 image dimensions: 32x32x3.</text:span></text:p>
            </text:list-item>
            <text:list-item>
              <text:p text:style-name="P5"><text:span text:style-name="T5">The layers are strided convolutional layers to reduce the spatial dimensions. </text:span></text:p>
              <text:list>
                <text:list-item>
                  <text:p text:style-name="P5"><text:span text:style-name="T4">We used a filter size of 4 to capture context and reduce the spatial dimensions while still preserving the image details. </text:span></text:p>
                </text:list-item>
                <text:list-item>
                  <text:p text:style-name="P5"><text:span text:style-name="T4">The stride of 2 is used so that we do not need extra pooling layers, because we want to keep the spatial structure of the images.</text:span></text:p>
                </text:list-item>
                <text:list-item>
                  <text:p text:style-name="P9"><text:span text:style-name="T1">We also decided to use a padding of 1 to not lose information from the edges.</text:span></text:p>
                </text:list-item>
                <text:list-item>
                  <text:p text:style-name="P9"><text:span text:style-name="T1">We started with 32 output feature maps and increased them to 128 to give the model the ability to learn more complex features.</text:span></text:p>
                </text:list-item>
              </text:list>
            </text:list-item>
          </text:list>
        </text:list-item>
        <text:list-item>
          <text:p text:style-name="P10"><text:span text:style-name="T1">Latent Space</text:span></text:p>
          <text:list>
            <text:list-item>
              <text:p text:style-name="P10"><text:span text:style-name="T1">A latent dimension of 128 is good for balancing compression and reconstruction quality. </text:span><text:span text:style-name="T2">(for example mentioned in Daly, Gregory &amp; Fieldsend, Jonathan &amp; Tabor, Gavin. (2022). Variational Autoencoders Without the Variation. 10.48550/arXiv.2203.00645.)</text:span></text:p>
            </text:list-item>
            <text:list-item>
              <text:p text:style-name="P11"><text:span text:style-name="T1">We use the reparameterization trick </text:span><text:span text:style-name="T7">as introduced in the lecture</text:span><text:span text:style-name="T1">.</text:span></text:p>
            </text:list-item>
          </text:list>
        </text:list-item>
        <text:list-item>
          <text:p text:style-name="P11"><text:span text:style-name="T1">Decoder</text:span></text:p>
          <text:list>
            <text:list-item>
              <text:p text:style-name="P5"><text:span text:style-name="T2">The input consists of the latent vector z, so it needs to be reshaped to image dimensions.</text:span></text:p>
            </text:list-item>
            <text:list-item>
              <text:p text:style-name="P5"><text:span text:style-name="T2">In the following layers we use nn.</text:span><text:span text:style-name="T16">ConvTranspose2d to increase the spatial resolution back to the original dimensions of the CIFAR-10 images.</text:span></text:p>
            </text:list-item>
            <text:list-item>
              <text:p text:style-name="P5"><text:span text:style-name="T2">We normalize the output </text:span><text:span text:style-name="T10">to [-1,1] </text:span><text:span text:style-name="T2">using </text:span><text:span text:style-name="T9">tanh</text:span><text:span text:style-name="T2"> </text:span><text:span text:style-name="T10">as </text:span><text:span text:style-name="T2">activation </text:span><text:span text:style-name="T10">function</text:span><text:span text:style-name="T2">.</text:span></text:p>
            </text:list-item>
          </text:list>
        </text:list-item>
        <text:list-item>
          <text:p text:style-name="P15"><text:span text:style-name="T2">V</text:span><text:span text:style-name="T1">AE (Combining Encoder and Decoder)</text:span></text:p>
          <text:list>
            <text:list-item>
              <text:p text:style-name="P5"><text:span text:style-name="T13">To complete the VAE we create the Class Variationautoencoder that combines an Encoder and a Decoder.</text:span></text:p>
            </text:list-item>
            <text:list-item>
              <text:p text:style-name="P5"><text:span text:style-name="T13">The VAE takes the the dimensions of the latent space and creates the Encoder and Decoder. Then the When feeding data to the VAE it first encodes the data, then uses the reparameterization trick and finally uses the decoder to reconstruct the input data.</text:span></text:p>
            </text:list-item>
            <text:list-item>
              <text:p text:style-name="P5"><text:span text:style-name="T13">The VAE returns the </text:span><text:span text:style-name="T14">reconstructed images, the mean and the standard deviation.</text:span></text:p>
            </text:list-item>
          </text:list>
        </text:list-item>
        <text:list-item>
          <text:p text:style-name="P11"><text:span text:style-name="T1">Loss Function</text:span></text:p>
          <text:list>
            <text:list-item>
              <text:p text:style-name="P12"><text:span text:style-name="T1">For the loss function we use a combination of Reconstruction Loss (Mean Squared Errors) and KL Divergence Loss.</text:span></text:p>
            </text:list-item>
          </text:list>
        </text:list-item>
        <text:list-item>
          <text:p text:style-name="P12"><text:span text:style-name="T1">Optimization</text:span></text:p>
          <text:list>
            <text:list-item>
              <text:p text:style-name="P5"><text:span text:style-name="T3">The used optimizer is Adam with a learning rate of 0.001. </text:span><text:span text:style-name="T6">Adam is a common choice in deep learning and the learning rate is recommended as default. Since the training went well, we did not have to change it.</text:span></text:p>
            </text:list-item>
          </text:list>
        </text:list-item>
        <text:list-item>
          <text:p text:style-name="P12"><text:span text:style-name="T1">Batch Size</text:span></text:p>
          <text:list>
            <text:list-item>
              <text:p text:style-name="P5"><text:span text:style-name="T3">We used a batch size of 64 which is a good balance between efficiency and memory consumption.</text:span></text:p>
            </text:list-item>
          </text:list>
        </text:list-item>
      </text:list>
      <text:p text:style-name="P6"><text:span text:style-name="T1"/></text:p>
      <text:p text:style-name="P7"><text:span text:style-name="T1">3. Explain the loss function you use.</text:span></text:p>
      <text:p text:style-name="P7"><text:soft-page-break/><text:span text:style-name="T15">For the loss function we use a combination of Reconstruction Loss and <text:s/>KL Divergence Loss, because the VAE consist of both an Encoder and a Decoder that need to be trained.</text:span></text:p>
      <text:list xml:id="list3471901582" text:style-name="L12">
        <text:list-item>
          <text:p text:style-name="P8"><text:span text:style-name="T10">T</text:span><text:span text:style-name="T15">he KL Divergence Loss ensures that the latent space follows a standard normal distribution. It describes how different the latent distribution is from a smooth normal distribution and is used to improve the performance of the encoder.</text:span></text:p>
        </text:list-item>
        <text:list-item>
          <text:p text:style-name="P8"><text:span text:style-name="T15">The Reconstruction Loss measures how close the reconstructed images are to the original images. This can be done using Mean Squared Errors (which we use in our solution). This information is important to improve the output of the decoder.</text:span></text:p>
        </text:list-item>
      </text:list>
      <text:p text:style-name="P13"><text:span text:style-name="T8"/></text:p>
      <text:p text:style-name="P16"><text:span text:style-name="T1">4. Train the VAE for a few epochs and compare some input and reconstruction images after</text:span></text:p>
      <text:p text:style-name="P16"><text:span text:style-name="T1">each epoch.</text:span></text:p>
      <text:list xml:id="list1962785872" text:style-name="L11">
        <text:list-item>
          <text:p text:style-name="P1">Done in Notebook.</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MMI10" svg:font-family="CMMI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SFRM1095" svg:font-family="SFRM1095"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5-01-07T23:09:18.020000000</dc:date>
    <meta:editing-duration>PT31M48S</meta:editing-duration>
    <meta:editing-cycles>6</meta:editing-cycles>
    <meta:document-statistic meta:table-count="0" meta:image-count="0" meta:object-count="0" meta:page-count="2" meta:paragraph-count="40" meta:word-count="615" meta:character-count="3516" meta:non-whitespace-character-count="2968"/>
  </office:meta>
</office:document-meta>
</file>